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table:number-columns-repeated="4"/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30.57746478874" calcext:value-type="float">
            <text:p>4630.57746478874</text:p>
          </table:table-cell>
          <table:table-cell office:value-type="float" office:value="2.67219444444444" calcext:value-type="float">
            <text:p>2.67219444444444</text:p>
          </table:table-cell>
          <table:table-cell/>
          <table:table-cell office:value-type="float" office:value="4490.6911714259" calcext:value-type="float">
            <text:p>4490.6911714259</text:p>
          </table:table-cell>
          <table:table-cell office:value-type="float" office:value="2.59146944225616" calcext:value-type="float">
            <text:p>2.59146944225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17.5985915493" calcext:value-type="float">
            <text:p>4017.5985915493</text:p>
          </table:table-cell>
          <table:table-cell office:value-type="float" office:value="3.06194444444445" calcext:value-type="float">
            <text:p>3.06194444444445</text:p>
          </table:table-cell>
          <table:table-cell/>
          <table:table-cell office:value-type="float" office:value="3919.07829084641" calcext:value-type="float">
            <text:p>3919.07829084641</text:p>
          </table:table-cell>
          <table:table-cell office:value-type="float" office:value="2.98685887267111" calcext:value-type="float">
            <text:p>2.98685887267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8.96713615024" calcext:value-type="float">
            <text:p>3508.96713615024</text:p>
          </table:table-cell>
          <table:table-cell office:value-type="float" office:value="3.51288888888889" calcext:value-type="float">
            <text:p>3.51288888888889</text:p>
          </table:table-cell>
          <table:table-cell/>
          <table:table-cell office:value-type="float" office:value="3415.99190283401" calcext:value-type="float">
            <text:p>3415.99190283401</text:p>
          </table:table-cell>
          <table:table-cell office:value-type="float" office:value="3.41980974297908" calcext:value-type="float">
            <text:p>3.419809742979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45.39436619718" calcext:value-type="float">
            <text:p>3445.39436619718</text:p>
          </table:table-cell>
          <table:table-cell office:value-type="float" office:value="3.56219444444444" calcext:value-type="float">
            <text:p>3.56219444444444</text:p>
          </table:table-cell>
          <table:table-cell/>
          <table:table-cell office:value-type="float" office:value="3368.70998682148" calcext:value-type="float">
            <text:p>3368.70998682148</text:p>
          </table:table-cell>
          <table:table-cell office:value-type="float" office:value="3.48291043769392" calcext:value-type="float">
            <text:p>3.4829104376939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 Client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4:03:34.61658167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11:11:43.975235170</meta:creation-date>
    <dc:date>2017-12-16T14:05:12.256390869</dc:date>
    <meta:editing-duration>PT12M42S</meta:editing-duration>
    <meta:editing-cycles>4</meta:editing-cycles>
    <meta:generator>LibreOffice/5.3.1.2$Linux_X86_64 LibreOffice_project/30m0$Build-2</meta:generator>
    <meta:document-statistic meta:table-count="1" meta:cell-count="27" meta:object-count="0"/>
  </office:meta>
</office:document-meta>
</file>